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Title" style:master-page-name="Standard">
      <style:paragraph-properties fo:text-align="center" style:justify-single-word="false" style:page-number="1"/>
    </style:style>
    <style:style style:name="P2" style:family="paragraph" style:parent-style-name="Standard">
      <style:text-properties fo:font-size="12pt" style:font-size-asian="12pt" style:font-size-complex="12pt"/>
    </style:style>
    <style:style style:name="P3" style:family="paragraph" style:parent-style-name="Heading_20_2" style:list-style-name="WWNum2">
      <style:paragraph-properties fo:margin-left="1.27cm" fo:margin-right="0cm" fo:margin-top="0.635cm" fo:margin-bottom="0cm" style:contextual-spacing="false" fo:text-indent="-0.635cm" style:auto-text-indent="false"/>
      <style:text-properties fo:font-size="12pt" style:font-size-asian="12pt" style:font-size-complex="12pt"/>
    </style:style>
    <style:style style:name="P4" style:family="paragraph" style:parent-style-name="Standard" style:list-style-name="WWNum1">
      <style:paragraph-properties fo:margin-left="2.54cm" fo:margin-right="0cm" fo:text-indent="-0.635cm" style:auto-text-indent="false"/>
      <style:text-properties fo:font-size="12pt" style:font-size-asian="12pt" style:font-size-complex="12pt"/>
    </style:style>
    <style:style style:name="P5" style:family="paragraph" style:parent-style-name="Standard">
      <style:paragraph-properties fo:margin-left="1.27cm" fo:margin-right="0cm" fo:text-indent="0cm" style:auto-text-indent="false"/>
      <style:text-properties fo:font-size="12pt" style:font-size-asian="12pt" style:font-size-complex="12pt"/>
    </style:style>
    <style:style style:name="P6" style:family="paragraph" style:parent-style-name="Heading_20_2" style:list-style-name="WWNum2">
      <style:paragraph-properties fo:margin-left="1.27cm" fo:margin-right="0cm" fo:text-indent="-0.635cm" style:auto-text-indent="false"/>
      <style:text-properties fo:font-size="12pt" style:font-size-asian="12pt" style:font-size-complex="12pt"/>
    </style:style>
    <style:style style:name="P7" style:family="paragraph" style:parent-style-name="Standard">
      <style:paragraph-properties fo:margin-left="0cm" fo:margin-right="0cm" fo:text-indent="1.27cm" style:auto-text-indent="false"/>
      <style:text-properties fo:font-size="12pt" style:font-size-asian="12pt" style:font-size-complex="12pt"/>
    </style:style>
    <style:style style:name="P8" style:family="paragraph" style:parent-style-name="Heading_20_2">
      <style:paragraph-properties fo:margin-left="1.27cm" fo:margin-right="0cm" fo:text-indent="0cm" style:auto-text-indent="false"/>
      <style:text-properties fo:font-size="12pt" style:font-size-asian="12pt" style:font-size-complex="12pt"/>
    </style:style>
    <style:style style:name="P9" style:family="paragraph" style:parent-style-name="Heading_20_2">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color="#1155cc" loext:opacity="100%"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l8azq76z6h35"/>TP LINUX ET SYSTEME </text:p>
      <text:p text:style-name="P2"/>
      <text:p text:style-name="P2"/>
      <text:p text:style-name="Heading_20_2"><text:bookmark text:name="_lffit4dfzsqd"/>Quelles sont les commandes pour:</text:p>
      <text:p text:style-name="P2"/>
      <text:list xml:id="list3238913251" text:style-name="WWNum2">
        <text:list-item>
          <text:p text:style-name="P3"><text:bookmark text:name="_1bpi787i7bts"/>Créer un dossier test dans home/user/Document: </text:p>
        </text:list-item>
      </text:list>
      <text:list text:style-name="WWNum1">
        <text:list-item>
          <text:p text:style-name="P4">mkdir user</text:p>
        </text:list-item>
        <text:list-item>
          <text:p text:style-name="P4">mkdir test</text:p>
        </text:list-item>
      </text:list>
      <text:p text:style-name="P5"/>
      <text:list text:continue-list="list3238913251" text:style-name="WWNum2">
        <text:list-item>
          <text:p text:style-name="P6"><text:bookmark text:name="_otr06qst7714"/><text:s text:c="2"/>supprimer un dossier et son contenu </text:p>
        </text:list-item>
      </text:list>
      <text:p text:style-name="P5">rm -r test </text:p>
      <text:p text:style-name="P5">rm -r user</text:p>
      <text:p text:style-name="P5"/>
      <text:p text:style-name="P2"/>
      <text:list text:continue-numbering="true" text:style-name="WWNum2">
        <text:list-item>
          <text:p text:style-name="P6"><text:bookmark text:name="_92juqlnfjr3i"/>Afficher le nom du répertoire courant </text:p>
        </text:list-item>
      </text:list>
      <text:p text:style-name="P5">pwd</text:p>
      <text:p text:style-name="P2"/>
      <text:p text:style-name="P2"/>
      <text:p text:style-name="P2"/>
      <text:p text:style-name="P2"/>
      <text:list text:continue-numbering="true" text:style-name="WWNum2">
        <text:list-item>
          <text:p text:style-name="P6"><text:bookmark text:name="_o7deg4i4mhp5"/><text:soft-page-break/>Rechercher dans l’ensemble du système les fichiers au format .XML</text:p>
        </text:list-item>
      </text:list>
      <text:p text:style-name="P7">find / -name “*.xml”<text:tab/></text:p>
      <text:p text:style-name="P2"/>
      <text:list text:continue-numbering="true" text:style-name="WWNum2">
        <text:list-item>
          <text:p text:style-name="P6"><text:bookmark text:name="_j65qxg7amxl1"/><text:s/>connaître l’adresse ip de ma machine </text:p>
        </text:list-item>
      </text:list>
      <text:p text:style-name="P2"><text:tab/>ip a ou ipconfig</text:p>
      <text:p text:style-name="P2"/>
      <text:list text:continue-numbering="true" text:style-name="WWNum2">
        <text:list-item>
          <text:p text:style-name="P6"><text:bookmark text:name="_765fc2ieg6jw"/>Ma machine se situe dans un réseau local en 192.168.1.x et a comme adresse ip 192.168.1.1 .</text:p>
        </text:list-item>
      </text:list>
      <text:p text:style-name="P8"><text:bookmark text:name="_aal8a5e6flgq"/>Je veux accéder de façon sécurisée en root à une machine ayant pour adresse ip 192.168.1.2. </text:p>
      <text:p text:style-name="P5"/>
      <text:list text:continue-numbering="true" text:style-name="WWNum2">
        <text:list-item>
          <text:p text:style-name="P6"><text:bookmark text:name="_j6iolk99ecsh"/>Je me situe dans le dossier /home/user et je veux copier uniquement le contenu du dossier</text:p>
        </text:list-item>
      </text:list>
      <text:p text:style-name="P8"><text:bookmark text:name="_rnonwatqm51y"/>/home/user/Documents/fichiersXML dans le répertoire /root/doc/ d’une machine étant dans</text:p>
      <text:p text:style-name="P8"><text:bookmark text:name="_n74vtedl2sf"/>mon réseau local et ayant pour adresse ip 192.168.1.3 . </text:p>
      <text:p text:style-name="P2"/>
      <text:p text:style-name="P2"/>
      <text:p text:style-name="P2"/>
      <text:list text:continue-numbering="true" text:style-name="WWNum2">
        <text:list-item>
          <text:p text:style-name="P6"><text:bookmark text:name="_41sio9hugnlp"/>Afficher le contenu d’un fichier </text:p>
        </text:list-item>
      </text:list>
      <text:p text:style-name="P2"><text:tab/></text:p>
      <text:p text:style-name="P2"><text:tab/>scp -r /home/user/Documents/fichiersXML/* root@192.168.1.3:/root/doc</text:p>
      <text:p text:style-name="P2"/>
      <text:p text:style-name="P2"><text:soft-page-break/></text:p>
      <text:list text:continue-numbering="true" text:style-name="WWNum2">
        <text:list-item>
          <text:p text:style-name="P6"><text:bookmark text:name="_c3c9x546occo"/>trouver tous les fichiers se terminant par .sh dans usr/bin</text:p>
        </text:list-item>
      </text:list>
      <text:p text:style-name="P2"/>
      <text:p text:style-name="P2"/>
      <text:p text:style-name="P2"/>
      <text:p text:style-name="P9"><text:bookmark text:name="_e5ot69izwfh1"/>10 . <text:s text:c="2"/>changer les droits d’accès du fichier exemple1.xml en lecture/écriture/exécution</text:p>
      <text:p text:style-name="P9"><text:bookmark text:name="_lwceojfj4s71"/></text:p>
      <text:p text:style-name="P9"><text:bookmark text:name="_o3i4pmcgsh7j"/></text:p>
      <text:p text:style-name="P9"><text:bookmark text:name="_ym5srkhj2h1p"/>11. <text:s/>rechercher le motif test dans les fichiers exemple1.xml et exemple2.xml en étant<text:bookmark text:name="_938qtbg2r0zh"/> <text:s/>insensible à la casse</text:p>
      <text:p text:style-name="P9"><text:bookmark text:name="_n9jwf9uilm5i"/></text:p>
      <text:p text:style-name="P9"><text:bookmark text:name="_xqd95l8edvwq"/>12.Expliquer les variables d’environnement suivantes:</text:p>
      <text:p text:style-name="P2">Une variable d’environnement est une valeurs nommées que affectent le comportement des processus en cours d’exécution sur un système d’exploitation. Elles sont utilisées par le shell et les programmes pour obtenir des informations sur l’environnement de l’utilisateur et du système.</text:p>
      <text:p text:style-name="P2"/>
      <text:p text:style-name="P2"/>
      <text:p text:style-name="P9"><text:bookmark text:name="_1rffivmy0qb3"/>• PATH: </text:p>
      <text:p text:style-name="P2">Son rôle est de spécifier la liste des répertoires dans lesquels le shell doit rechercher les commandes exécutables.</text:p>
      <text:p text:style-name="P2">Lorsque vous tapez une commande, comme ls ou python par exemple, le shell parcours les répertoires listés dans PATH dans <text:soft-page-break/>l’ordre pour trouver le programme correspondant</text:p>
      <text:p text:style-name="P2"/>
      <text:p text:style-name="P2">Exemple de valeur: /usr/local/sbin:/usr/local/bin:/usr/sbin:/usr/bin:/sbin:/bin:/usr/games:/usr/local/games:/snap/bin</text:p>
      <text:p text:style-name="P2"/>
      <text:p text:style-name="P2"/>
      <text:p text:style-name="P9"><text:bookmark text:name="_lyt7rho5vxpm"/>• LD_LIBRARY_PATH</text:p>
      <text:p text:style-name="P2"/>
      <text:p text:style-name="Standard"><text:span text:style-name="T1">son rôle est d’indiquer au chargeur dynamique (dynamic linker/loader) où chercher les bibliothèques partagées (fichiers .so sur Linux) avant de chercher dans les chemins standards (comme ceux spécifiés dans /etc/</text:span><text:a xlink:type="simple" xlink:href="http://ld.so/" text:style-name="ListLabel_20_19" text:visited-style-name="ListLabel_20_19"><text:span text:style-name="T2">ld.so</text:span></text:a><text:span text:style-name="T1">.conf ou necessitent des bibliothèques particulières non installées dans les chemins par défaut</text:span></text:p>
      <text:p text:style-name="P2">Attention: L’utilisation de LD_LBRARY _PATH est souvent déconseillée pour des raisons de sécurité et de stabilité du système, car elle peut entraîner des conflits de bibliothèque ( DLL Hell sur Windows ou son équivalant sur Linux).</text:p>
      <text:p text:style-name="P2"/>
      <text:p text:style-name="P9"><text:bookmark text:name="_rvh634n5qjdz"/>• LD_PRELOAD</text:p>
      <text:p text:style-name="P2"/>
      <text:p text:style-name="P2">Son rôle est de spécifier une liste de bibliothèques partagées à charger avant toutes les autres bibliothèques, y compris <text:s/>celles qui sont normalement chargées par un programme. Cela permet de remplacer des fonctions exeistantes dans des bibliothèques standard par des implémentations personnalisées , sans modifier le programme original et c’est souvent utilisé pour le débogage, la profilage, ou pour injecter du code.</text:p>
      <text:p text:style-name="P2"/>
      <text:p text:style-name="P2">Attention: Comme LD_LIBRARY_PATH, LD_PRELOAD doit être utilisé avec prudence en raison des implications de sécurité et de stabilité.</text:p>
      <text:p text:style-name="P2"/>
      <text:p text:style-name="P2"/>
      <text:p text:style-name="P9"><text:bookmark text:name="_4uej2zncmc1b"/><text:soft-page-break/>• HOME</text:p>
      <text:p text:style-name="P2">Il contient le chemin absolu du répertoire personnel de l’utilisateur courant. C’est le répertoire par défaut où l’utilisateur se trouve après s’être connecté, et où sont stockés les fichiers de configuration personnels (par exemple: .bashrc, .profile).</text:p>
      <text:p text:style-name="P2"/>
      <text:p text:style-name="P2">Exemple de valeur: /home/utilisateur</text:p>
      <text:p text:style-name="P9"><text:bookmark text:name="_ny1b90pe2lvk"/>• IFS</text:p>
      <text:p text:style-name="P9"><text:bookmark text:name="_fcin9ch1927"/>• PWD</text:p>
      <text:p text:style-name="P9"><text:bookmark text:name="_mi5xhda5127z"/></text:p>
      <text:p text:style-name="P9"><text:bookmark text:name="_ou704rizbykj"/>13. faire une archive tar du répertoire /etc .</text:p>
      <text:p text:style-name="P9"><text:bookmark text:name="_aclslad8mm80"/></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54cm" fo:margin-bottom="2.54cm" fo:margin-left="2.54cm" fo:margin-right="2.54cm" fo:background-color="#ffffff"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dc:date>2025-09-18T16:23:00.706474700</dc:date>
    <meta:editing-duration>PT13M11S</meta:editing-duration>
    <meta:editing-cycles>2</meta:editing-cycles>
    <meta:document-statistic meta:table-count="0" meta:image-count="0" meta:object-count="0" meta:page-count="5" meta:paragraph-count="43" meta:word-count="500" meta:character-count="3371" meta:non-whitespace-character-count="2902"/>
  </office:meta>
</office:document-meta>
</file>